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weight="bold" officeooo:rsid="00190a1e" officeooo:paragraph-rsid="00190a1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fo:font-weight="bold" officeooo:rsid="00190a1e" officeooo:paragraph-rsid="00190a1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190a1e" officeooo:paragraph-rsid="00190a1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officeooo:rsid="00190a1e" officeooo:paragraph-rsid="00190a1e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officeooo:rsid="00190a1e" officeooo:paragraph-rsid="00190a1e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officeooo:rsid="00190a1e" officeooo:paragraph-rsid="00190a1e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fo:font-weight="bold" officeooo:rsid="00190a1e" officeooo:paragraph-rsid="00190a1e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bold" officeooo:rsid="00190a1e" officeooo:paragraph-rsid="00190a1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bold" officeooo:rsid="00190a1e" officeooo:paragraph-rsid="00190a1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weight="bold" officeooo:rsid="00190a1e" officeooo:paragraph-rsid="001fe3c0" style:font-size-asian="14pt" style:font-weight-asian="bold" style:font-size-complex="14pt" style:font-weight-complex="bold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Arial" fo:font-size="14pt" fo:font-weight="bold" officeooo:rsid="00190a1e" officeooo:paragraph-rsid="001fe3c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normal" officeooo:rsid="00190a1e" officeooo:paragraph-rsid="00190a1e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" fo:font-size="14pt" fo:font-weight="normal" officeooo:rsid="00190a1e" officeooo:paragraph-rsid="00190a1e" style:font-size-asian="14pt" style:font-weight-asian="normal" style:font-size-complex="14pt" style:font-weight-complex="normal"/>
    </style:style>
    <style:style style:name="P14" style:family="paragraph" style:parent-style-name="Standard" style:list-style-name="L8">
      <style:paragraph-properties fo:text-align="start" style:justify-single-word="false"/>
      <style:text-properties style:font-name="Arial" fo:font-size="14pt" fo:font-weight="normal" officeooo:rsid="00190a1e" officeooo:paragraph-rsid="001fe3c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fo:font-weight="normal" officeooo:rsid="00190a1e" officeooo:paragraph-rsid="001fe3c0" style:font-size-asian="14pt" style:font-weight-asian="normal" style:font-size-complex="14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Arial" fo:font-size="14pt" fo:font-weight="normal" officeooo:rsid="001fe3c0" officeooo:paragraph-rsid="001fe3c0" style:font-size-asian="14pt" style:font-weight-asian="normal" style:font-size-complex="14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Arial" fo:font-size="14pt" fo:font-weight="normal" officeooo:rsid="001fe3c0" officeooo:paragraph-rsid="001fe3c0" style:font-size-asian="14pt" style:font-weight-asian="normal" style:font-size-complex="14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Arial" fo:font-size="14pt" fo:font-weight="normal" officeooo:rsid="001fe3c0" officeooo:paragraph-rsid="001fe3c0" style:font-size-asian="14pt" style:font-weight-asian="normal" style:font-size-complex="14pt" style:font-weight-complex="normal"/>
    </style:style>
    <style:style style:name="P19" style:family="paragraph" style:parent-style-name="Standard" style:list-style-name="L9">
      <style:paragraph-properties fo:text-align="start" style:justify-single-word="false"/>
      <style:text-properties style:font-name="Arial" fo:font-size="14pt" fo:font-weight="normal" officeooo:rsid="001fe3c0" officeooo:paragraph-rsid="001fe3c0" style:font-size-asian="14pt" style:font-weight-asian="normal" style:font-size-complex="14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Arial" fo:font-size="11pt" fo:font-weight="normal" officeooo:rsid="00190a1e" officeooo:paragraph-rsid="00190a1e" style:font-size-asian="9.60000038146973pt" style:font-weight-asian="normal" style:font-size-complex="11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Arial" fo:font-size="11pt" fo:font-weight="normal" officeooo:rsid="00190a1e" officeooo:paragraph-rsid="001fe3c0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font-weight="normal" officeooo:rsid="00190a1e" officeooo:paragraph-rsid="00190a1e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fo:font-weight="normal" officeooo:rsid="00190a1e" officeooo:paragraph-rsid="001fe3c0" style:font-size-asian="9.60000038146973pt" style:font-weight-asian="normal" style:font-size-complex="11pt" style:font-weight-complex="normal"/>
    </style:style>
    <style:style style:name="T1" style:family="text">
      <style:text-properties fo:font-weight="normal" officeooo:rsid="001fe3c0" style:font-weight-asian="normal" style:font-weight-complex="normal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fo:font-weight="bold" style:font-size-asian="12.25pt" style:font-weight-asian="bold" style:font-size-complex="14pt" style:font-weight-complex="bold"/>
    </style:style>
    <style:style style:name="T4" style:family="text">
      <style:text-properties officeooo:rsid="001fe3c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hier des charges </text:p>
      <text:p text:style-name="P3">Projet fil rouge formation devweb 2301</text:p>
      <text:p text:style-name="P4"/>
      <text:p text:style-name="P5"/>
      <text:p text:style-name="P9">Sommaire :</text:p>
      <text:p text:style-name="P9"/>
      <text:p text:style-name="P10">I- <text:span text:style-name="T4">Présentation de l’ensemble du projet</text:span></text:p>
      <text:list xml:id="list2249095882" text:style-name="L4">
        <text:list-item>
          <text:p text:style-name="P11"><text:span text:style-name="T1">Présentation du stagiaire</text:span></text:p>
        </text:list-item>
        <text:list-item>
          <text:p text:style-name="P11"><text:span text:style-name="T1">Les objectifs du projet</text:span></text:p>
        </text:list-item>
        <text:list-item>
          <text:p text:style-name="P11"><text:span text:style-name="T1">La cible adressée par le site</text:span></text:p>
        </text:list-item>
        <text:list-item>
          <text:p text:style-name="P11"><text:span text:style-name="T1">Étude l’existant et/ou de la concurrence</text:span></text:p>
        </text:list-item>
      </text:list>
      <text:p text:style-name="P10"><text:span text:style-name="T1"/></text:p>
      <text:p text:style-name="P9">II-<text:span text:style-name="T4">Description graphique et ergonomique</text:span></text:p>
      <text:list xml:id="list3670275419" text:style-name="L5">
        <text:list-item>
          <text:p text:style-name="P16">Charte graphique</text:p>
        </text:list-item>
        <text:list-item>
          <text:p text:style-name="P16">Design</text:p>
        </text:list-item>
        <text:list-item>
          <text:p text:style-name="P16">Maquettes</text:p>
        </text:list-item>
      </text:list>
      <text:list text:style-name="L1">
        <text:list-header>
          <text:p text:style-name="P13"/>
        </text:list-header>
      </text:list>
      <text:p text:style-name="P12"/>
      <text:p text:style-name="P9">III-D<text:span text:style-name="T4">escription fonctionnelle et technique</text:span></text:p>
      <text:list xml:id="list24050372" text:style-name="L6">
        <text:list-item>
          <text:p text:style-name="P17">Arborescence</text:p>
        </text:list-item>
        <text:list-item>
          <text:p text:style-name="P17">Description fonctionnelle</text:p>
        </text:list-item>
        <text:list-item>
          <text:p text:style-name="P17">Contraintes techniques</text:p>
        </text:list-item>
      </text:list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I- <text:span text:style-name="T4">Présentation de l’ensemble du projet</text:span></text:p>
      <text:list xml:id="list183412895332081" text:continue-list="list2249095882" text:style-name="L4">
        <text:list-header>
          <text:p text:style-name="P11"><text:span text:style-name="T1">Présentation du stagiaire</text:span></text:p>
        </text:list-header>
      </text:list>
      <text:p text:style-name="P23">Ce projet s’inscrit dans les objectifs principaux de certifications de la formation développeur web dispensé par l’ADRAR</text:p>
      <text:p text:style-name="P23"/>
      <text:p text:style-name="P23">Présentation de l’ADRAR</text:p>
      <text:p text:style-name="P23"/>
      <text:p text:style-name="P23"><text:span text:style-name="T1">Présentation de moi</text:span></text:p>
      <text:list xml:id="list183411664408426" text:continue-numbering="true" text:style-name="L4">
        <text:list-header>
          <text:p text:style-name="P11"><text:span text:style-name="T1">Les objectifs du projet</text:span></text:p>
        </text:list-header>
      </text:list>
      <text:p text:style-name="P23">Le projet consiste à développer une web app de localisation, permettant de repérer des points clés rapidement en une seule action.</text:p>
      <text:p text:style-name="P23"><text:span text:style-name="T1"><text:tab/></text:span></text:p>
      <text:list xml:id="list183412491521556" text:continue-numbering="true" text:style-name="L4">
        <text:list-header>
          <text:p text:style-name="P11"><text:span text:style-name="T1">La cible adressée par le site</text:span></text:p>
          <text:p text:style-name="P11"><text:span text:style-name="T1">Étude l’existant et/ou de la concurrence</text:span></text:p>
        </text:list-header>
      </text:list>
      <text:p text:style-name="P23">Applications :</text:p>
      <text:list text:style-name="L2">
        <text:list-item>
          <text:p text:style-name="P21">AroundMe : Application permettant de localiser des commerces et services.</text:p>
        </text:list-item>
        <text:list-item>
          <text:p text:style-name="P21">Local.com</text:p>
        </text:list-item>
        <text:list-item>
          <text:p text:style-name="P21">Yelp</text:p>
        </text:list-item>
        <text:list-item>
          <text:p text:style-name="P21">Google+Local</text:p>
        </text:list-item>
      </text:list>
      <text:p text:style-name="P23"><text:span text:style-name="T1"/></text:p>
      <text:p text:style-name="P10"><text:span text:style-name="T1"/></text:p>
      <text:p text:style-name="P10">II-<text:span text:style-name="T4">Description graphique et ergonomique</text:span></text:p>
      <text:list text:style-name="L7">
        <text:list-header>
          <text:p text:style-name="P18">Charte graphique</text:p>
          <text:p text:style-name="P18">Design</text:p>
          <text:p text:style-name="P18">Maquettes</text:p>
        </text:list-header>
      </text:list>
      <text:list text:style-name="L8">
        <text:list-header>
          <text:p text:style-name="P14"/>
        </text:list-header>
      </text:list>
      <text:p text:style-name="P15"/>
      <text:p text:style-name="P10">III-D<text:span text:style-name="T4">escription fonctionnelle et technique</text:span></text:p>
      <text:list text:style-name="L9">
        <text:list-header>
          <text:p text:style-name="P19">Arborescence</text:p>
          <text:p text:style-name="P19">Description fonctionnelle</text:p>
          <text:p text:style-name="P19">Contraintes techniques</text:p>
        </text:list-header>
      </text:list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23"/>
      <text:p text:style-name="P6"/>
      <text:p text:style-name="P2"/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09:29:38.547000000</meta:creation-date>
    <meta:generator>LibreOffice/7.5.4.2$Windows_X86_64 LibreOffice_project/36ccfdc35048b057fd9854c757a8b67ec53977b6</meta:generator>
    <dc:date>2023-06-20T18:34:08.553000000</dc:date>
    <meta:editing-duration>PT7H21M29S</meta:editing-duration>
    <meta:editing-cycles>3</meta:editing-cycles>
    <meta:document-statistic meta:table-count="0" meta:image-count="0" meta:object-count="0" meta:page-count="2" meta:paragraph-count="41" meta:word-count="180" meta:character-count="1152" meta:non-whitespace-character-count="1034"/>
  </office:meta>
</office:document-meta>
</file>